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Open Sans" svg:font-family="'Open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" fo:font-size="11pt" fo:language="es" fo:country="AR" style:font-size-asian="11pt" style:font-size-complex="11pt"/>
    </style:style>
    <style:style style:name="P2" style:family="paragraph" style:parent-style-name="Text_20_body">
      <style:text-properties style:font-name="Open Sans" fo:font-size="11pt" fo:language="es" fo:country="AR" style:font-size-asian="11pt" style:font-size-complex="11pt"/>
    </style:style>
    <style:style style:name="P3" style:family="paragraph" style:parent-style-name="Text_20_body">
      <style:text-properties fo:language="es" fo:country="AR" fo:font-weight="bold" style:font-weight-asian="bold" style:font-weight-complex="bold"/>
    </style:style>
    <style:style style:name="P4" style:family="paragraph" style:parent-style-name="Text_20_body" style:list-style-name="L4">
      <style:paragraph-properties fo:margin-top="0cm" fo:margin-bottom="0cm" loext:contextual-spacing="false"/>
      <style:text-properties officeooo:paragraph-rsid="001811f7"/>
    </style:style>
    <style:style style:name="P5" style:family="paragraph" style:parent-style-name="Text_20_body" style:list-style-name="L3">
      <style:paragraph-properties fo:margin-top="0cm" fo:margin-bottom="0cm" loext:contextual-spacing="false"/>
      <style:text-properties style:font-name="Open Sans" fo:font-size="11pt" fo:language="es" fo:country="AR" style:font-size-asian="11pt" style:font-size-complex="11pt"/>
    </style:style>
    <style:style style:name="P6" style:family="paragraph" style:parent-style-name="Text_20_body" style:list-style-name="L4">
      <style:paragraph-properties fo:margin-top="0cm" fo:margin-bottom="0cm" loext:contextual-spacing="false"/>
      <style:text-properties style:font-name="Open Sans" fo:font-size="11pt" fo:language="es" fo:country="AR" style:font-size-asian="11pt" style:font-size-complex="11pt"/>
    </style:style>
    <style:style style:name="P7" style:family="paragraph" style:parent-style-name="Text_20_body" style:list-style-name="L4">
      <style:paragraph-properties fo:margin-top="0cm" fo:margin-bottom="0cm" loext:contextual-spacing="false"/>
      <style:text-properties style:font-name="Open Sans" fo:font-size="11pt" fo:language="es" fo:country="AR" officeooo:paragraph-rsid="001811f7" style:font-size-asian="11pt" style:font-size-complex="11pt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fo:language="es" fo:country="AR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fo:language="es" fo:country="AR"/>
    </style:style>
    <style:style style:name="P10" style:family="paragraph" style:parent-style-name="Heading_20_2">
      <style:text-properties fo:language="es" fo:country="AR"/>
    </style:style>
    <style:style style:name="P11" style:family="paragraph" style:parent-style-name="Heading_20_2" style:list-style-name="">
      <style:text-properties fo:language="es" fo:country="AR"/>
    </style:style>
    <style:style style:name="P12" style:family="paragraph" style:parent-style-name="Heading_20_2">
      <style:paragraph-properties fo:text-align="center" style:justify-single-word="false" fo:break-before="page"/>
      <style:text-properties style:font-name="Open Sans" fo:font-size="11pt" fo:language="es" fo:country="AR" style:font-size-asian="11pt" style:font-size-complex="11pt"/>
    </style:style>
    <style:style style:name="P13" style:family="paragraph" style:parent-style-name="Heading_20_2">
      <style:paragraph-properties fo:break-before="page"/>
      <style:text-properties fo:language="es" fo:country="AR"/>
    </style:style>
    <style:style style:name="P14" style:family="paragraph" style:parent-style-name="Heading_20_3">
      <style:text-properties fo:language="es" fo:country="AR"/>
    </style:style>
    <style:style style:name="P15" style:family="paragraph" style:parent-style-name="Table_20_Contents">
      <style:text-properties style:font-name="Open Sans" fo:font-size="11pt" fo:language="es" fo:country="AR" style:font-size-asian="11pt" style:font-size-complex="11pt"/>
    </style:style>
    <style:style style:name="P16" style:family="paragraph" style:parent-style-name="Table_20_Heading">
      <style:text-properties style:font-name="Open Sans" fo:font-size="11pt" fo:language="es" fo:country="AR" style:font-size-asian="11pt" style:font-size-complex="11pt"/>
    </style:style>
    <style:style style:name="P17" style:family="paragraph" style:parent-style-name="Footer">
      <style:paragraph-properties fo:text-align="center" style:justify-single-word="false"/>
      <style:text-properties fo:language="es" fo:country="AR"/>
    </style:style>
    <style:style style:name="T1" style:family="text">
      <style:text-properties officeooo:rsid="001811f7"/>
    </style:style>
    <style:style style:name="T2" style:family="text">
      <style:text-properties style:font-name="Open Sans" fo:font-size="11pt" fo:language="es" fo:country="AR" style:font-size-asian="11pt" style:font-size-complex="11pt"/>
    </style:style>
    <style:style style:name="T3" style:family="text">
      <style:text-properties style:font-name="Open Sans" fo:font-size="11pt" fo:language="es" fo:country="AR" officeooo:rsid="001811f7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Índice</text:p>
      <text:list xml:id="list5687624131042282505" text:style-name="L1">
        <text:list-item>
          <text:p text:style-name="P8">TOC {:toc}</text:p>
        </text:list-item>
      </text:list>
      <text:h text:style-name="P10" text:outline-level="2">Ciencias Naturales</text:h>
      <text:h text:style-name="P14" text:outline-level="3">1. 26 de Abril</text:h>
      <text:list xml:id="list1715552724814115280" text:style-name="L2">
        <text:list-item>
          <text:p text:style-name="P9">¿Qué le pasaba a la yerba que estaba en el agua caliente?</text:p>
        </text:list-item>
        <text:list-item>
          <text:p text:style-name="P9">¿Qué tipos de energía estudiamos?</text:p>
        </text:list-item>
        <text:list-item>
          <text:p text:style-name="P9">¿Es lo mismo temperatura que calor? ¿Por qué?</text:p>
        </text:list-item>
        <text:list-item>
          <text:p text:style-name="P9">Según lo que estudiamos. ¿Qué pasa cuando chocan las partículas?</text:p>
        </text:list-item>
      </text:list>
      <text:h text:style-name="P11" text:outline-level="2"/>
      <text:h text:style-name="P12" text:outline-level="2"><text:span text:style-name="T1">Pausa Evaluativa </text:span>Prácticas del Lenguaje</text:h>
      <text:p text:style-name="P2"/>
      <text:list xml:id="list6688598096408208898" text:style-name="L3">
        <text:list-item>
          <text:p text:style-name="P5">Completar la agenda de lectura</text:p>
          <text:p text:style-name="P5"/>
        </text:list-item>
      </text:list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6">Título</text:p>
            </table:table-cell>
            <table:table-cell table:style-name="Table1.A1" office:value-type="string">
              <text:p text:style-name="P16">Autor/a</text:p>
            </table:table-cell>
            <table:table-cell table:style-name="Table1.C1" office:value-type="string">
              <text:p text:style-name="P16">Aparece en</text:p>
            </table:table-cell>
          </table:table-row>
        </table:table-header-rows>
        <table:table-row>
          <table:table-cell table:style-name="Table1.A2" office:value-type="string">
            <text:p text:style-name="P15">La bruja de abril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5">Doradas Manzanas del Sol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Liliana Bodoc</text:p>
          </table:table-cell>
          <table:table-cell table:style-name="Table1.C2" office:value-type="string">
            <text:p text:style-name="P15">Nomo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Cuento Tradicional</text:p>
          </table:table-cell>
          <table:table-cell table:style-name="Table1.C2" office:value-type="string">
            <text:p text:style-name="P15">Manual de 5to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Liliana Cinetto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5">Los Héctore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list xml:id="list2394002229943939582" text:style-name="L4">
        <text:list-header>
          <text:p text:style-name="P6"/>
        </text:list-header>
        <text:list-item>
          <text:p text:style-name="P6">En el cuento "Alfarería de amor".¿Qué le pasó a Miska?</text:p>
        </text:list-item>
        <text:list-item>
          <text:p text:style-name="P6">¿Cómo era la vasija que hizo Amta?</text:p>
        </text:list-item>
        <text:list-item>
          <text:p text:style-name="P6">En el cuento "Misterio de Barrio"¿Qué le pasaba al ferretero?</text:p>
        </text:list-item>
        <text:list-item>
          <text:p text:style-name="P7">C<text:span text:style-name="T1">o</text:span>ntá con tus palabras:</text:p>
          <text:list>
            <text:list-item>
              <text:p text:style-name="P4"><text:span text:style-name="T3">¿</text:span><text:span text:style-name="T2">Cómo se enteraron los vecinos lo que le pasaba al ferretero?</text:span></text:p>
            </text:list-item>
            <text:list-item>
              <text:p text:style-name="P7">¿Qué pasó en el pueblo de los Héctores?</text:p>
            </text:list-item>
          </text:list>
        </text:list-item>
      </text:list>
      <text:h text:style-name="P11" text:outline-level="2"/>
      <text:h text:style-name="P13" text:outline-level="2">Matemáticas</text:h>
      <text:h text:style-name="P10" text:outline-level="2">Ciencias Social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Open Sans" svg:font-family="'Open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AR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4-27T10:59:19.947924968</dc:date>
    <meta:editing-duration>PT2M31S</meta:editing-duration>
    <meta:editing-cycles>1</meta:editing-cycles>
    <meta:document-statistic meta:table-count="1" meta:image-count="0" meta:object-count="0" meta:page-count="3" meta:paragraph-count="30" meta:word-count="144" meta:character-count="781" meta:non-whitespace-character-count="678"/>
    <meta:generator>LibreOffice/5.2.6.2$Linux_X86_64 LibreOffice_project/20m0$Build-2</meta:generator>
  </office:meta>
</office:document-meta>
</file>